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 officeooo:rsid="00014245" officeooo:paragraph-rsid="00014245"/>
    </style:style>
    <style:style style:name="P2" style:family="paragraph" style:parent-style-name="Heading_20_1">
      <style:text-properties officeooo:rsid="00016397" officeooo:paragraph-rsid="00016397"/>
    </style:style>
    <style:style style:name="P3" style:family="paragraph" style:parent-style-name="Heading_20_2">
      <style:text-properties officeooo:rsid="00014245" officeooo:paragraph-rsid="00014245"/>
    </style:style>
    <style:style style:name="P4" style:family="paragraph" style:parent-style-name="Subtitle">
      <style:text-properties officeooo:rsid="00014245" officeooo:paragraph-rsid="00014245"/>
    </style:style>
    <style:style style:name="P5" style:family="paragraph" style:parent-style-name="Text_20_body">
      <style:text-properties officeooo:rsid="00014245" officeooo:paragraph-rsid="00014245"/>
    </style:style>
    <style:style style:name="P6" style:family="paragraph" style:parent-style-name="Text_20_body" style:list-style-name="L1">
      <style:text-properties officeooo:rsid="00014245" officeooo:paragraph-rsid="00014245"/>
    </style:style>
    <style:style style:name="P7" style:family="paragraph" style:parent-style-name="Text_20_body" style:list-style-name="L2">
      <style:text-properties officeooo:rsid="00014245" officeooo:paragraph-rsid="00014245"/>
    </style:style>
    <style:style style:name="P8" style:family="paragraph" style:parent-style-name="Text_20_body" style:list-style-name="L3">
      <style:text-properties officeooo:rsid="00014245" officeooo:paragraph-rsid="00014245"/>
    </style:style>
    <style:style style:name="P9" style:family="paragraph" style:parent-style-name="Text_20_body" style:list-style-name="L4">
      <style:text-properties officeooo:rsid="00014245" officeooo:paragraph-rsid="00014245"/>
    </style:style>
    <style:style style:name="P10" style:family="paragraph" style:parent-style-name="Text_20_body" style:list-style-name="L5">
      <style:text-properties officeooo:rsid="00014245" officeooo:paragraph-rsid="00014245"/>
    </style:style>
    <style:style style:name="P11" style:family="paragraph" style:parent-style-name="Text_20_body" style:list-style-name="L6">
      <style:text-properties officeooo:rsid="00014245" officeooo:paragraph-rsid="00014245"/>
    </style:style>
    <style:style style:name="P12" style:family="paragraph" style:parent-style-name="Text_20_body" style:list-style-name="L7">
      <style:text-properties officeooo:rsid="00014245" officeooo:paragraph-rsid="00014245"/>
    </style:style>
    <style:style style:name="P13" style:family="paragraph" style:parent-style-name="Text_20_body" style:list-style-name="L8">
      <style:text-properties officeooo:rsid="00014245" officeooo:paragraph-rsid="00014245"/>
    </style:style>
    <style:style style:name="P14" style:family="paragraph" style:parent-style-name="Text_20_body" style:list-style-name="L10">
      <style:text-properties officeooo:rsid="00014245" officeooo:paragraph-rsid="00014245"/>
    </style:style>
    <style:style style:name="P15" style:family="paragraph" style:parent-style-name="Text_20_body">
      <style:text-properties officeooo:paragraph-rsid="00014245"/>
    </style:style>
    <style:style style:name="P16" style:family="paragraph" style:parent-style-name="Text_20_body" style:list-style-name="L10">
      <style:text-properties officeooo:paragraph-rsid="00014245"/>
    </style:style>
    <style:style style:name="P17" style:family="paragraph" style:parent-style-name="Text_20_body">
      <style:text-properties officeooo:rsid="00016397" officeooo:paragraph-rsid="00016397"/>
    </style:style>
    <style:style style:name="P18" style:family="paragraph" style:parent-style-name="Text_20_body" style:list-style-name="L12">
      <style:text-properties officeooo:rsid="00016397" officeooo:paragraph-rsid="00016397"/>
    </style:style>
    <style:style style:name="P19" style:family="paragraph" style:parent-style-name="Text_20_body" style:list-style-name="L14">
      <style:text-properties officeooo:rsid="00016397" officeooo:paragraph-rsid="00016397"/>
    </style:style>
    <style:style style:name="P20" style:family="paragraph" style:parent-style-name="Text_20_body" style:list-style-name="L15">
      <style:text-properties officeooo:rsid="00016397" officeooo:paragraph-rsid="00016397"/>
    </style:style>
    <style:style style:name="P21" style:family="paragraph" style:parent-style-name="Text_20_body" style:list-style-name="L16">
      <style:text-properties officeooo:rsid="00016397" officeooo:paragraph-rsid="00016397"/>
    </style:style>
    <style:style style:name="P22" style:family="paragraph" style:parent-style-name="Text_20_body" style:list-style-name="L17">
      <style:text-properties officeooo:rsid="00016397" officeooo:paragraph-rsid="00016397"/>
    </style:style>
    <style:style style:name="P23" style:family="paragraph" style:parent-style-name="Text_20_body" style:list-style-name="L18">
      <style:text-properties officeooo:rsid="00016397" officeooo:paragraph-rsid="00016397"/>
    </style:style>
    <style:style style:name="P24" style:family="paragraph" style:parent-style-name="Text_20_body" style:list-style-name="L19">
      <style:text-properties officeooo:rsid="00016397" officeooo:paragraph-rsid="00016397"/>
    </style:style>
    <style:style style:name="P25" style:family="paragraph" style:parent-style-name="Text_20_body" style:list-style-name="L20">
      <style:text-properties officeooo:rsid="00016397" officeooo:paragraph-rsid="00016397"/>
    </style:style>
    <style:style style:name="P26" style:family="paragraph" style:parent-style-name="Title">
      <style:text-properties officeooo:rsid="00014245" officeooo:paragraph-rsid="00014245"/>
    </style:style>
    <style:style style:name="T1" style:family="text">
      <style:text-properties officeooo:rsid="0001424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ssignment 1</text:p>
      <text:p text:style-name="P4">Joseph Ochego</text:p>
      <text:h text:style-name="P1" text:outline-level="1">HTML Elements in Use</text:h>
      <text:h text:style-name="P3" text:outline-level="2">Section 1:</text:h>
      <text:list xml:id="list3659021430" text:style-name="L1">
        <text:list-item>
          <text:p text:style-name="P6">HTML</text:p>
        </text:list-item>
        <text:list-item>
          <text:p text:style-name="P6">header</text:p>
        </text:list-item>
        <text:list-item>
          <text:p text:style-name="P6">h1/img (logo)</text:p>
        </text:list-item>
        <text:list-item>
          <text:p text:style-name="P6">nav &amp; ul(navigation links)</text:p>
        </text:list-item>
      </text:list>
      <text:h text:style-name="Heading_20_2" text:outline-level="2">Section 2:</text:h>
      <text:list xml:id="list1851183152" text:style-name="L2">
        <text:list-item>
          <text:p text:style-name="P7">div</text:p>
        </text:list-item>
        <text:list-item>
          <text:p text:style-name="P7">img</text:p>
        </text:list-item>
        <text:list-item>
          <text:p text:style-name="P7">h1</text:p>
        </text:list-item>
        <text:list-item>
          <text:p text:style-name="P7">p</text:p>
        </text:list-item>
        <text:list-item>
          <text:p text:style-name="P7">a with text(p)</text:p>
        </text:list-item>
      </text:list>
      <text:h text:style-name="Heading_20_2" text:outline-level="2">Section 3:</text:h>
      <text:list xml:id="list4079846549" text:style-name="L3">
        <text:list-item>
          <text:p text:style-name="P8">div</text:p>
        </text:list-item>
        <text:list-item>
          <text:p text:style-name="P8">h1</text:p>
        </text:list-item>
        <text:list-item>
          <text:p text:style-name="P8">img</text:p>
        </text:list-item>
        <text:list-item>
          <text:p text:style-name="P8">button</text:p>
        </text:list-item>
      </text:list>
      <text:h text:style-name="Heading_20_2" text:outline-level="2">Section 4:</text:h>
      <text:list xml:id="list2403983816" text:style-name="L4">
        <text:list-item>
          <text:p text:style-name="P9">div </text:p>
        </text:list-item>
        <text:list-item>
          <text:p text:style-name="P9">h1</text:p>
        </text:list-item>
        <text:list-item>
          <text:p text:style-name="P9">p</text:p>
        </text:list-item>
        <text:list-item>
          <text:p text:style-name="P9">button</text:p>
        </text:list-item>
        <text:list-item>
          <text:p text:style-name="P9">hr</text:p>
        </text:list-item>
        <text:list-item>
          <text:p text:style-name="P9">h2</text:p>
        </text:list-item>
        <text:list-item>
          <text:p text:style-name="P9">img</text:p>
        </text:list-item>
        <text:list-item>
          <text:p text:style-name="P9">a</text:p>
        </text:list-item>
        <text:list-item>
          <text:p text:style-name="P9"><text:soft-page-break/>img</text:p>
        </text:list-item>
        <text:list-item>
          <text:p text:style-name="P9">button</text:p>
        </text:list-item>
      </text:list>
      <text:h text:style-name="Heading_20_2" text:outline-level="2">Section 5:</text:h>
      <text:list xml:id="list251876078" text:style-name="L5">
        <text:list-item>
          <text:p text:style-name="P10">div</text:p>
        </text:list-item>
        <text:list-item>
          <text:p text:style-name="P10">h2</text:p>
        </text:list-item>
        <text:list-item>
          <text:p text:style-name="P10">p</text:p>
        </text:list-item>
        <text:list-item>
          <text:p text:style-name="P10">a</text:p>
        </text:list-item>
        <text:list-item>
          <text:p text:style-name="P10">button</text:p>
        </text:list-item>
        <text:list-item>
          <text:p text:style-name="P10">img</text:p>
        </text:list-item>
      </text:list>
      <text:h text:style-name="Heading_20_2" text:outline-level="2">Section 6:</text:h>
      <text:list xml:id="list3683963426" text:style-name="L6">
        <text:list-item>
          <text:p text:style-name="P11">div</text:p>
        </text:list-item>
        <text:list-item>
          <text:p text:style-name="P11">h</text:p>
        </text:list-item>
        <text:list-item>
          <text:p text:style-name="P11">p</text:p>
        </text:list-item>
        <text:list-item>
          <text:p text:style-name="P11">div – img, h3, p</text:p>
        </text:list-item>
        <text:list-item>
          <text:p text:style-name="P11">div – img, form, button</text:p>
        </text:list-item>
      </text:list>
      <text:h text:style-name="Heading_20_2" text:outline-level="2">Section 6:</text:h>
      <text:list xml:id="list2944679930" text:style-name="L7">
        <text:list-item>
          <text:p text:style-name="P12">div – p, img</text:p>
        </text:list-item>
      </text:list>
      <text:h text:style-name="Heading_20_2" text:outline-level="2">Section 7:</text:h>
      <text:list xml:id="list47441524" text:style-name="L8">
        <text:list-item>
          <text:p text:style-name="P13">footer</text:p>
        </text:list-item>
        <text:list-item>
          <text:p text:style-name="P13">p</text:p>
          <text:p text:style-name="P13"/>
        </text:list-item>
      </text:list>
      <text:h text:style-name="P1" text:outline-level="1">CSS Analysis</text:h>
      <text:h text:style-name="P3" text:outline-level="2">Section1 :</text:h>
      <text:list xml:id="list1593431718" text:style-name="L10">
        <text:list-item>
          <text:list>
            <text:list-item>
              <text:p text:style-name="P16"><text:span text:style-name="T1">Logo aligned to the left</text:span></text:p>
            </text:list-item>
            <text:list-item>
              <text:p text:style-name="P14">Space and then navigation links aligned horizontally to the right</text:p>
            </text:list-item>
            <text:list-item>
              <text:p text:style-name="P14">This section has 2 backgrounds, a top and bottom one.</text:p>
            </text:list-item>
            <text:list-item>
              <text:p text:style-name="P14">Image with circular border</text:p>
            </text:list-item>
            <text:list-item>
              <text:p text:style-name="P14">Image is offset vertically and cuts through the margin of the top background and the bottom one.</text:p>
            </text:list-item>
            <text:list-item>
              <text:p text:style-name="P14"><text:soft-page-break/>A heading with two font styles</text:p>
            </text:list-item>
            <text:list-item>
              <text:p text:style-name="P14">A paragraph with centre alignment</text:p>
            </text:list-item>
            <text:list-item>
              <text:p text:style-name="P14">Link that is font-color black and centered</text:p>
            </text:list-item>
          </text:list>
        </text:list-item>
      </text:list>
      <text:h text:style-name="Heading_20_2" text:outline-level="2">Section 2:</text:h>
      <text:list xml:id="list2350177250" text:style-name="L12">
        <text:list-item>
          <text:p text:style-name="P18">Heading with different font styles</text:p>
        </text:list-item>
        <text:list-item>
          <text:p text:style-name="P18">Image on the left is offset to the bottom of the heading</text:p>
        </text:list-item>
        <text:list-item>
          <text:p text:style-name="P18">The second image is too the right and its top aligned to the top of the heading </text:p>
        </text:list-item>
        <text:list-item>
          <text:p text:style-name="P18">Below the right image is a button with styling and a border with shadows</text:p>
        </text:list-item>
        <text:list-item>
          <text:p text:style-name="P18">This section also has two different backgrounds</text:p>
        </text:list-item>
      </text:list>
      <text:h text:style-name="Heading_20_2" text:outline-level="2">Section 3:</text:h>
      <text:list xml:id="list2114838234" text:style-name="L14">
        <text:list-item>
          <text:p text:style-name="P19">Large heading with different font styles</text:p>
        </text:list-item>
        <text:list-item>
          <text:p text:style-name="P19">A paragraph to the right of the heading</text:p>
        </text:list-item>
        <text:list-item>
          <text:p text:style-name="P19">A button just below the paragraph</text:p>
        </text:list-item>
        <text:list-item>
          <text:p text:style-name="P19">A horizontal rule seperating two areas of this section</text:p>
        </text:list-item>
        <text:list-item>
          <text:p text:style-name="P19">A paragraph below the rule</text:p>
        </text:list-item>
        <text:list-item>
          <text:p text:style-name="P19">Arrow icons pointing down</text:p>
        </text:list-item>
        <text:list-item>
          <text:p text:style-name="P19">Link with font color to view portfolio</text:p>
        </text:list-item>
      </text:list>
      <text:h text:style-name="Heading_20_2" text:outline-level="2">Section 4:</text:h>
      <text:list xml:id="list2338134359" text:style-name="L15">
        <text:list-item>
          <text:p text:style-name="P20">12 images arranged in a grid pattern each of them with a text overlay on the top left and bottom left position of the image.</text:p>
        </text:list-item>
        <text:list-item>
          <text:p text:style-name="P20">A view more button with a shadow and styling</text:p>
        </text:list-item>
      </text:list>
      <text:h text:style-name="Heading_20_2" text:outline-level="2">Section 5:</text:h>
      <text:list xml:id="list58965408" text:style-name="L16">
        <text:list-item>
          <text:p text:style-name="P21">A short heading also with mixed font styling</text:p>
        </text:list-item>
        <text:list-item>
          <text:p text:style-name="P21">A paragraph</text:p>
        </text:list-item>
        <text:list-item>
          <text:p text:style-name="P21">A link</text:p>
        </text:list-item>
        <text:list-item>
          <text:p text:style-name="P21">An image to the right of the above componets</text:p>
        </text:list-item>
        <text:list-item>
          <text:p text:style-name="P21">The components above are repeated 3 times for different information.</text:p>
        </text:list-item>
        <text:list-item>
          <text:p text:style-name="P21">A link with font color to see all the projects</text:p>
        </text:list-item>
      </text:list>
      <text:h text:style-name="Heading_20_2" text:outline-level="2">Section 6:</text:h>
      <text:list xml:id="list846963104" text:style-name="L17">
        <text:list-item>
          <text:p text:style-name="P22">Big Contact Me heading in bold</text:p>
        </text:list-item>
        <text:list-item>
          <text:p text:style-name="P22"><text:soft-page-break/>A smaller sized subheading</text:p>
        </text:list-item>
        <text:list-item>
          <text:p text:style-name="P22">Four contact cards aligned horizontally with space between each.</text:p>
        </text:list-item>
        <text:list-item>
          <text:p text:style-name="P22">Each of the cards has an image an h3 element and some paragraph</text:p>
        </text:list-item>
        <text:list-item>
          <text:p text:style-name="P22">below that is an image to the left and a form to the right with a blue button with styling at the bottom of the form.</text:p>
        </text:list-item>
      </text:list>
      <text:h text:style-name="Heading_20_2" text:outline-level="2">Section 7:</text:h>
      <text:list xml:id="list1992682975" text:style-name="L18">
        <text:list-item>
          <text:p text:style-name="P23">This is a small section</text:p>
        </text:list-item>
        <text:list-item>
          <text:p text:style-name="P23">It has an image background</text:p>
        </text:list-item>
        <text:list-item>
          <text:p text:style-name="P23">It has a paragraph that is center aligned</text:p>
        </text:list-item>
        <text:list-item>
          <text:p text:style-name="P23">There are social links as icons that are center-aligned horizontally</text:p>
        </text:list-item>
      </text:list>
      <text:h text:style-name="Heading_20_2" text:outline-level="2">Section 8:</text:h>
      <text:list xml:id="list443550469" text:style-name="L19">
        <text:list-item>
          <text:p text:style-name="P24">This is a footer section</text:p>
        </text:list-item>
        <text:list-item>
          <text:p text:style-name="P24">It has two words aligned to the center</text:p>
        </text:list-item>
      </text:list>
      <text:p text:style-name="P17"/>
      <text:h text:style-name="P2" text:outline-level="1">Conclusion:</text:h>
      <text:p text:style-name="P17">What am I not farmiliar with:</text:p>
      <text:list xml:id="list2493959992" text:style-name="L20">
        <text:list-item>
          <text:p text:style-name="P25">The dual background styling</text:p>
        </text:list-item>
        <text:list-item>
          <text:p text:style-name="P25">Offsetting the hero image between 2 divs</text:p>
        </text:list-item>
        <text:list-item>
          <text:p text:style-name="P25">Overlaying text on an image</text:p>
        </text:list-item>
      </text:list>
      <text:p text:style-name="P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22:13:39.404919904</meta:creation-date>
    <dc:date>2024-01-31T22:55:12.405907122</dc:date>
    <meta:editing-duration>PT7M54S</meta:editing-duration>
    <meta:editing-cycles>1</meta:editing-cycles>
    <meta:document-statistic meta:table-count="0" meta:image-count="0" meta:object-count="0" meta:page-count="4" meta:paragraph-count="102" meta:word-count="534" meta:character-count="2488" meta:non-whitespace-character-count="2130"/>
    <meta:generator>LibreOffice/7.3.7.2$Linux_X86_64 LibreOffice_project/30$Build-2</meta:generator>
  </office:meta>
</office:document-meta>
</file>